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550f2" officeooo:paragraph-rsid="001550f2" style:font-weight-asian="bold" style:font-weight-complex="bold"/>
    </style:style>
    <style:style style:name="P2" style:family="paragraph" style:parent-style-name="Standard">
      <style:text-properties fo:font-weight="normal" officeooo:rsid="001550f2" officeooo:paragraph-rsid="001550f2" style:font-weight-asian="normal" style:font-weight-complex="normal"/>
    </style:style>
    <style:style style:name="P3" style:family="paragraph" style:parent-style-name="Standard">
      <style:text-properties fo:font-weight="normal" officeooo:rsid="001550f2" officeooo:paragraph-rsid="00160cc8"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160c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 4<text:span text:style-name="T1">e</text:span> jaars</text:p>
      <text:p text:style-name="P2">Ik heb een interview gehouden met Ijsbrand Pool en Lisan Eisinga. </text:p>
      <text:p text:style-name="P2"/>
      <text:p text:style-name="P3">Beide hebben stage gelopen bij het Hackel-lab in de Lineusborg hier op de Hanze campus. Tevens doen zij beide ook hun afstudeeropdracht op deze locatie. De reden hiervoor was een bepaalde zekerheid van niveau en begeleiding, maar de lage drempel voor het benaderen voor een stage was ook een groot pluspunt. Ijsbrand heeft een Java package geport naar de taal R en Lisan heeft pipeline vertaald naar snakemake voor optimalisatie. De opdracht waren van voldoende niveau, de verwachting was dat de opdrachten van hoger niveau zouden zijn. Dat wil zeggen, de opdrachten waren niet een tree hoger zoals dat bij practica het geval is maar ongeveer op hetzelfde niveau als de minor. </text:p>
      <text:p text:style-name="P3"/>
      <text:p text:style-name="P3">De werkwijze was wel heel anders. In plaats van beginnen bij het begin en stukje bij beetje leren hoe het practica vorm gegeven moet worden, moest eerst een volledig plan van aanpak gemaakt worden. In andere woorden, <text:s/>de werkwijze was een stuk professioneler en ingesteld op het bedrijf in plaats van alleen de ontwikkeling van de student zelf. Fouten worden getolereerd maar er wordt veel meer voorbereiding verwacht zodat deze minder vaak voorkomen.</text:p>
      <text:p text:style-name="P2"/>
      <text:p text:style-name="P2">Beiden hebben veel vrijheid genoten tijdens de stage zolang ze maar resultaten boekten. <text:span text:style-name="T3">Ook merkten ze op zeer tevreden te zijn geweest over de gehele ervaring. Beiden hebben nog geen vooruitzicht in wat ze gaan doen na afstuderen, maar zijn zelfverzekerd dat ze een baan op opleidingsniveau zullen vinde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1:21:19.856754938</meta:creation-date>
    <dc:date>2023-04-24T11:35:35.596495010</dc:date>
    <meta:editing-duration>PT3M5S</meta:editing-duration>
    <meta:editing-cycles>1</meta:editing-cycles>
    <meta:document-statistic meta:table-count="0" meta:image-count="0" meta:object-count="0" meta:page-count="1" meta:paragraph-count="5" meta:word-count="248" meta:character-count="1519" meta:non-whitespace-character-count="1272"/>
    <meta:generator>LibreOffice/7.0.4.2$Linux_X86_64 LibreOffice_project/00$Build-2</meta:generator>
  </office:meta>
</office:document-meta>
</file>